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Black-No-Fill">
      <style:graphic-properties fo:min-height="0.88cm" fo:min-width="2.49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3" style:family="graphic" style:parent-style-name="Black-No-Fill">
      <style:graphic-properties fo:min-height="0.88cm" fo:min-width="2.811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6" style:family="graphic" style:parent-style-name="objectwithoutfill">
      <style:graphic-properties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274cm"/>
      <style:paragraph-properties style:writing-mode="lr-tb"/>
    </style:style>
    <style:style style:name="gr8" style:family="graphic" style:parent-style-name="objectwithoutfill">
      <style:graphic-properties svg:stroke-color="#ff8000" draw:marker-end="Arrow" draw:marker-end-width="0.3cm" draw:fill="solid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13" style:family="graphic" style:parent-style-name="standard">
      <style:graphic-properties draw:fill="none" draw:textarea-vertical-align="middle" draw:auto-grow-height="false" fo:min-height="3.723cm" fo:min-width="0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layer="layout" svg:width="3.069cm" svg:height="1.2cm" svg:x="1.889cm" svg:y="2.956cm">
          <text:p>User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4.572cm" svg:height="1.673cm" svg:x="1.635cm" svg:y="1.867cm">
          <draw:text-box>
            <text:p>In start screen</text:p>
          </draw:text-box>
        </draw:frame>
        <draw:custom-shape draw:style-name="gr3" draw:layer="layout" svg:width="3.381cm" svg:height="1.2cm" svg:x="9.001cm" svg:y="2.929cm">
          <text:p>Server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4.81cm" svg:y1="4.883cm" svg:x2="9.001cm" svg:y2="4.883cm">
          <text:p text:style-name="P2">Create</text:p>
        </draw:line>
        <draw:line draw:style-name="gr4" draw:text-style-name="P3" draw:layer="layout" svg:x1="4.81cm" svg:y1="6.885cm" svg:x2="9.001cm" svg:y2="6.885cm">
          <text:p text:style-name="P2">Join</text:p>
        </draw:line>
        <draw:frame draw:style-name="gr5" draw:text-style-name="P1" draw:layer="layout" svg:width="5.588cm" svg:height="3.095cm" svg:x="8.874cm" svg:y="4.302cm">
          <draw:text-box>
            <text:p>New Game Code</text:p>
            <text:p>Users.push(user)</text:p>
          </draw:text-box>
        </draw:frame>
        <draw:frame draw:style-name="gr2" draw:text-style-name="P1" draw:layer="layout" svg:width="5.461cm" svg:height="1.673cm" svg:x="9.001cm" svg:y="6.312cm">
          <draw:text-box>
            <text:p>Users.push(user)</text:p>
          </draw:text-box>
        </draw:frame>
        <draw:line draw:style-name="gr6" draw:text-style-name="P3" draw:layer="layout" svg:x1="2.143cm" svg:y1="6.08cm" svg:x2="14.97cm" svg:y2="6.08cm">
          <text:p/>
        </draw:line>
        <draw:line draw:style-name="gr4" draw:text-style-name="P3" draw:layer="layout" svg:x1="14.91cm" svg:y1="4.885cm" svg:x2="19.101cm" svg:y2="4.885cm">
          <text:p text:style-name="P2">Create</text:p>
        </draw:line>
        <draw:line draw:style-name="gr4" draw:text-style-name="P3" draw:layer="layout" svg:x1="14.91cm" svg:y1="6.887cm" svg:x2="19.101cm" svg:y2="6.887cm">
          <text:p text:style-name="P2">Join</text:p>
        </draw:line>
        <draw:custom-shape draw:style-name="gr1" draw:layer="layout" svg:width="3.069cm" svg:height="1.2cm" svg:x="19.889cm" svg:y="2.956cm">
          <text:p>User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5.461cm" svg:height="1.673cm" svg:x="19.669cm" svg:y="4.356cm">
          <draw:text-box>
            <text:p>Show game code</text:p>
          </draw:text-box>
        </draw:frame>
        <draw:frame draw:style-name="gr2" draw:text-style-name="P1" draw:layer="layout" svg:width="5.715cm" svg:height="1.673cm" svg:x="19.696cm" svg:y="6.307cm">
          <draw:text-box>
            <text:p>Show users in list</text:p>
          </draw:text-box>
        </draw:frame>
        <draw:frame draw:style-name="gr7" draw:text-style-name="P1" draw:layer="layout" svg:width="4.826cm" svg:height="1.524cm" svg:x="1.635cm" svg:y="8.882cm">
          <draw:text-box>
            <text:p>In Game lobby</text:p>
          </draw:text-box>
        </draw:frame>
        <draw:line draw:style-name="gr8" draw:text-style-name="P3" draw:layer="layout" svg:x1="23.352cm" svg:y1="3.54cm" svg:x2="24.368cm" svg:y2="3.54cm">
          <text:p/>
        </draw:line>
        <draw:frame draw:style-name="gr2" draw:text-style-name="P1" draw:layer="layout" svg:width="4.699cm" svg:height="1.673cm" svg:x="24.322cm" svg:y="3.059cm">
          <draw:text-box>
            <text:p>In game lobby</text:p>
          </draw:text-box>
        </draw:frame>
        <draw:line draw:style-name="gr4" draw:text-style-name="P3" draw:layer="layout" svg:x1="5.01cm" svg:y1="10.579cm" svg:x2="9.201cm" svg:y2="10.579cm">
          <text:p text:style-name="P2">Game Start </text:p>
        </draw:line>
        <draw:frame draw:style-name="gr9" draw:text-style-name="P1" draw:layer="layout" svg:width="2.794cm" svg:height="1.673cm" svg:x="2.016cm" svg:y="10.017cm">
          <draw:text-box>
            <text:p>Start button</text:p>
          </draw:text-box>
        </draw:frame>
        <draw:frame draw:style-name="gr10" draw:text-style-name="P1" draw:layer="layout" svg:width="5.207cm" svg:height="1.905cm" svg:x="9.382cm" svg:y="9.636cm">
          <draw:text-box>
            <text:p>New in game room</text:p>
          </draw:text-box>
        </draw:frame>
        <draw:line draw:style-name="gr4" draw:text-style-name="P3" draw:layer="layout" svg:x1="14.91cm" svg:y1="10.581cm" svg:x2="19.101cm" svg:y2="10.581cm">
          <text:p text:style-name="P2">start</text:p>
        </draw:line>
        <draw:line draw:style-name="gr8" draw:text-style-name="P3" draw:layer="layout" svg:x1="19.852cm" svg:y1="10.54cm" svg:x2="20.868cm" svg:y2="10.54cm">
          <text:p/>
        </draw:line>
        <draw:frame draw:style-name="gr11" draw:text-style-name="P1" draw:layer="layout" svg:width="5.842cm" svg:height="1.143cm" svg:x="21.32cm" svg:y="10.144cm">
          <draw:text-box>
            <text:p>Starting phrase div</text:p>
          </draw:text-box>
        </draw:frame>
        <draw:frame draw:style-name="gr12" draw:text-style-name="P1" draw:layer="layout" svg:width="2.667cm" svg:height="2.384cm" svg:x="1.889cm" svg:y="13.475cm">
          <draw:text-box>
            <text:p>Submit button</text:p>
          </draw:text-box>
        </draw:frame>
        <draw:line draw:style-name="gr4" draw:text-style-name="P3" draw:layer="layout" svg:x1="5.01cm" svg:y1="14.381cm" svg:x2="9.201cm" svg:y2="14.381cm">
          <text:p text:style-name="P2">Push task</text:p>
        </draw:line>
        <draw:frame draw:style-name="gr11" draw:text-style-name="P1" draw:layer="layout" svg:width="4.572cm" svg:height="1.143cm" svg:x="4.937cm" svg:y="14.97cm">
          <draw:text-box>
            <text:p>Type, task</text:p>
          </draw:text-box>
        </draw:frame>
        <draw:frame draw:style-name="gr9" draw:text-style-name="P1" draw:layer="layout" svg:width="4.318cm" svg:height="1.27cm" svg:x="10.017cm" svg:y="13.827cm">
          <draw:text-box>
            <text:p>Todo: Save</text:p>
          </draw:text-box>
        </draw:frame>
        <draw:line draw:style-name="gr4" draw:text-style-name="P3" draw:layer="layout" svg:x1="14.91cm" svg:y1="14.4cm" svg:x2="19.101cm" svg:y2="14.4cm">
          <text:p text:style-name="P2">Next task</text:p>
        </draw:line>
        <draw:custom-shape draw:style-name="gr13" draw:text-style-name="P4" draw:layer="layout" svg:width="1.27cm" svg:height="4.191cm" svg:x="19.469cm" svg:y="12.33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1" draw:layer="layout" svg:width="5.715cm" svg:height="3.095cm" svg:x="20.812cm" svg:y="12.557cm">
          <draw:text-box>
            <text:p>If waiting:</text:p>
            <text:p><text:s text:c="2"/>Start next screen</text:p>
          </draw:text-box>
        </draw:frame>
        <draw:frame draw:style-name="gr12" draw:text-style-name="P1" draw:layer="layout" svg:width="5.842cm" svg:height="2.384cm" svg:x="20.939cm" svg:y="14.843cm">
          <draw:text-box>
            <text:p>Else:</text:p>
            <text:p><text:s text:c="2"/>Tasks.push.(task)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No-Fill" style:family="graphic" style:parent-style-name="standard">
      <style:graphic-properties draw:stroke="solid" svg:stroke-width="0.071cm" svg:stroke-color="#000000" draw:marker-start-width="0.306cm" draw:marker-start-center="false" draw:marker-end-width="0.306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01cm" fo:min-width="3.945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Black-No-Fill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8T16:27:31.054245104</meta:creation-date>
    <dc:date>2021-02-18T17:03:30.421782801</dc:date>
    <meta:editing-duration>PT3M36S</meta:editing-duration>
    <meta:editing-cycles>1</meta:editing-cycles>
    <meta:document-statistic meta:object-count="30"/>
    <meta:generator>LibreOffice/6.4.6.2$Linux_X86_64 LibreOffice_project/40$Build-2</meta:generator>
  </office:meta>
</office:document-meta>
</file>